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" svg:font-family="Tahoma, Arial, Helvetica"/>
    <style:font-face style:name="Times New Roman" svg:font-family="'Times New Roman'"/>
    <style:font-face style:name="arial" svg:font-family="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9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ahoma" fo:font-size="9pt" fo:letter-spacing="normal" fo:font-style="normal" fo:font-weight="normal"/>
    </style:style>
    <style:style style:name="T1" style:family="text">
      <style:text-properties fo:color="#333333"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Notas para añadir en el doc del Master.</text:p>
      <text:p text:style-name="Preformatted_20_Text"/>
      <text:p text:style-name="Preformatted_20_Text">sudo apt-get install rapidsvn</text:p>
      <text:p text:style-name="P1"/>
      <text:p text:style-name="P2">sudo apt-get install <text:span text:style-name="T1">sun-java6-jdk <text:s/></text:span></text:p>
      <text:p text:style-name="P2"><text:span text:style-name="T1">sudo apt-get install </text:span>sun-java6-jre </text:p>
      <text:p text:style-name="P2">sudo apt-get install sun-java6-plugin </text:p>
      <text:p text:style-name="P2">sudo apt-get install sun-java6-fonts</text:p>
      <text:p text:style-name="P2"/>
      <text:p text:style-name="P2">sudo apt-get install adobe-flashplug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, Arial, Helvetica"/>
    <style:font-face style:name="Times New Roman" svg:font-family="'Times New Roman'"/>
    <style:font-face style:name="arial" svg:font-family="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6-20T00:19:10</dc:date>
    <meta:generator>OpenOffice.org/3.2$Linux OpenOffice.org_project/320m12$Build-9483</meta:generator>
    <meta:document-statistic meta:table-count="0" meta:image-count="0" meta:object-count="0" meta:page-count="1" meta:paragraph-count="7" meta:word-count="32" meta:character-count="252"/>
    <meta:editing-duration>PT00H15M49S</meta:editing-duration>
    <meta:editing-cycles>1</meta:editing-cycles>
  </office:meta>
</office:document-meta>
</file>